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NSimSun" svg:font-family="NSimSun" style:font-family-generic="system" style:font-pitch="variable"/>
    <style:font-face style:name="Scheherazade1"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fo:hyphenation-remain-char-count="2" fo:hyphenation-push-char-count="2" loext:hyphenation-no-caps="false"/>
    </style:style>
    <style:style style:name="P2" style:family="paragraph" style:parent-style-name="Normal">
      <style:paragraph-properties fo:text-align="end" style:justify-single-word="false" style:writing-mode="rl-tb"/>
      <style:text-properties fo:font-size="20pt" style:font-size-asian="20pt" style:font-name-complex="Harmattan" style:font-size-complex="20pt"/>
    </style:style>
    <style:style style:name="P3" style:family="paragraph" style:parent-style-name="Normal">
      <style:paragraph-properties fo:line-height="115%" fo:text-align="end" style:justify-single-word="false" style:writing-mode="rl-tb"/>
      <style:text-properties fo:font-size="20pt" officeooo:paragraph-rsid="0034dced" style:font-size-asian="20pt" style:font-name-complex="Harmattan" style:font-size-complex="20pt"/>
    </style:style>
    <style:style style:name="P4" style:family="paragraph" style:parent-style-name="Normal">
      <style:paragraph-properties fo:line-height="115%" fo:text-align="end" style:justify-single-word="false" style:writing-mode="rl-tb"/>
      <style:text-properties fo:font-size="20pt" fo:font-weight="bold" officeooo:paragraph-rsid="0034dced" style:font-size-asian="20pt" style:font-weight-asian="bold" style:font-name-complex="Harmattan" style:font-size-complex="20pt" style:font-weight-complex="bold"/>
    </style:style>
    <style:style style:name="P5" style:family="paragraph" style:parent-style-name="Normal">
      <style:paragraph-properties fo:line-height="115%" fo:text-align="end" style:justify-single-word="false" style:writing-mode="rl-tb"/>
      <style:text-properties fo:font-size="16pt" officeooo:paragraph-rsid="002a4b5d" style:font-size-asian="16pt" style:font-name-complex="Harmattan" style:font-size-complex="16pt"/>
    </style:style>
    <style:style style:name="P6" style:family="paragraph" style:parent-style-name="Normal">
      <style:paragraph-properties fo:line-height="115%" fo:text-align="end" style:justify-single-word="false" style:writing-mode="rl-tb"/>
      <style:text-properties fo:font-size="16pt" fo:font-weight="bold" officeooo:paragraph-rsid="002a4b5d" style:font-size-asian="16pt" style:font-weight-asian="bold" style:font-name-complex="Harmattan" style:font-size-complex="16pt" style:font-weight-complex="bold"/>
    </style:style>
    <style:style style:name="P7" style:family="paragraph" style:parent-style-name="Normal">
      <style:paragraph-properties fo:line-height="115%" fo:text-align="end" style:justify-single-word="false" style:writing-mode="rl-tb"/>
      <style:text-properties officeooo:paragraph-rsid="002a4b5d"/>
    </style:style>
    <style:style style:name="P8" style:family="paragraph" style:parent-style-name="Normal">
      <style:text-properties officeooo:paragraph-rsid="002a4b5d"/>
    </style:style>
    <style:style style:name="P9" style:family="paragraph" style:parent-style-name="Normal">
      <style:text-properties style:font-name="Harmattan" fo:font-size="16pt" officeooo:paragraph-rsid="002a4b5d" style:font-size-asian="16pt" style:font-size-complex="16pt"/>
    </style:style>
    <style:style style:name="P10" style:family="paragraph" style:parent-style-name="Normal">
      <style:text-properties style:font-name="Harmattan" fo:font-size="16pt" officeooo:rsid="0031b614" officeooo:paragraph-rsid="0031b614" style:font-size-asian="16pt" style:font-name-complex="Scheherazade1" style:font-size-complex="16pt"/>
    </style:style>
    <style:style style:name="P11" style:family="paragraph" style:parent-style-name="Normal">
      <style:text-properties style:font-name="Harmattan" fo:font-size="16pt" fo:font-weight="bold" officeooo:paragraph-rsid="002a4b5d" style:font-size-asian="16pt" style:font-weight-asian="bold" style:font-size-complex="16pt"/>
    </style:style>
    <style:style style:name="P12" style:family="paragraph" style:parent-style-name="Normal">
      <style:text-properties officeooo:paragraph-rsid="0031b614"/>
    </style:style>
    <style:style style:name="P13" style:family="paragraph" style:parent-style-name="Title" style:master-page-name="MP0">
      <style:paragraph-properties style:page-number="auto" fo:break-before="page"/>
    </style:style>
    <style:style style:name="P14" style:family="paragraph" style:parent-style-name="Heading_20_2">
      <style:text-properties officeooo:paragraph-rsid="002917dd"/>
    </style:style>
    <style:style style:name="P15" style:family="paragraph" style:parent-style-name="Heading_20_2">
      <style:text-properties officeooo:paragraph-rsid="002a4b5d"/>
    </style:style>
    <style:style style:name="P16" style:family="paragraph" style:parent-style-name="Heading_20_2">
      <style:text-properties officeooo:paragraph-rsid="0031b614"/>
    </style:style>
    <style:style style:name="P17" style:family="paragraph" style:parent-style-name="Heading_20_2" style:list-style-name="">
      <style:paragraph-properties fo:hyphenation-ladder-count="no-limit"/>
      <style:text-properties officeooo:paragraph-rsid="002a4b5d" fo:hyphenate="false" fo:hyphenation-remain-char-count="2" fo:hyphenation-push-char-count="2" loext:hyphenation-no-caps="false"/>
    </style:style>
    <style:style style:name="P18" style:family="paragraph" style:parent-style-name="Heading_20_2">
      <style:text-properties fo:font-size="16pt" officeooo:paragraph-rsid="002a4b5d" style:font-size-asian="16pt" style:font-name-complex="Harmattan" style:font-size-complex="16pt"/>
    </style:style>
    <style:style style:name="P19" style:family="paragraph" style:parent-style-name="Heading_20_2">
      <style:text-properties style:font-name="Scheherazade" fo:font-size="16pt" style:font-size-asian="16pt" style:font-size-complex="16pt"/>
    </style:style>
    <style:style style:name="P20" style:family="paragraph" style:parent-style-name="Heading_20_2">
      <style:paragraph-properties fo:break-before="page"/>
      <style:text-properties officeooo:paragraph-rsid="002a4b5d"/>
    </style:style>
    <style:style style:name="P21" style:family="paragraph" style:parent-style-name="Heading_20_3">
      <style:text-properties officeooo:paragraph-rsid="002a4b5d"/>
    </style:style>
    <style:style style:name="P22" style:family="paragraph" style:parent-style-name="Heading_20_3">
      <style:paragraph-properties fo:text-align="start" style:justify-single-word="false" style:writing-mode="lr-tb"/>
      <style:text-properties officeooo:paragraph-rsid="002a4b5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0d89" style:font-size-asian="8pt" style:font-weight-asian="bold" style:font-size-complex="8pt" style:font-weight-complex="bold"/>
    </style:style>
    <style:style style:name="T3" style:family="text">
      <style:text-properties style:font-name="Arial Narrow" fo:font-size="8pt" fo:font-weight="bold" officeooo:rsid="0031924b" style:font-size-asian="8pt" style:font-weight-asian="bold" style:font-size-complex="8pt" style:font-weight-complex="bold"/>
    </style:style>
    <style:style style:name="T4" style:family="text">
      <style:text-properties style:font-name="Arial Narrow" fo:font-size="8pt" fo:font-weight="bold" officeooo:rsid="003057de" style:font-size-asian="8pt" style:font-weight-asian="bold" style:font-size-complex="8pt" style:font-weight-complex="bold"/>
    </style:style>
    <style:style style:name="T5" style:family="text">
      <style:text-properties style:font-name="Arial Narrow" fo:font-size="8pt" fo:font-weight="bold" officeooo:rsid="002bc98f" style:font-size-asian="8pt" style:font-weight-asian="bold" style:font-size-complex="8pt" style:font-weight-complex="bold"/>
    </style:style>
    <style:style style:name="T6" style:family="text">
      <style:text-properties style:font-name="Arial Narrow" fo:font-size="8pt" fo:font-weight="bold" officeooo:rsid="002c4fd9" style:font-size-asian="8pt" style:font-weight-asian="bold" style:font-size-complex="8pt" style:font-weight-complex="bold"/>
    </style:style>
    <style:style style:name="T7" style:family="text">
      <style:text-properties style:font-name="Arial Narrow" fo:font-size="8pt" fo:font-weight="bold" officeooo:rsid="004f49e5" style:font-size-asian="8pt" style:font-weight-asian="bold" style:font-size-complex="8pt" style:font-weight-complex="bold"/>
    </style:style>
    <style:style style:name="T8" style:family="text">
      <style:text-properties style:font-name="Arial Narrow" fo:font-size="8pt" fo:font-weight="bold" officeooo:rsid="003ced3d" style:font-size-asian="8pt" style:font-weight-asian="bold" style:font-size-complex="8pt" style:font-weight-complex="bold"/>
    </style:style>
    <style:style style:name="T9" style:family="text">
      <style:text-properties style:font-name="Arial Narrow" fo:font-size="8pt" fo:language="zxx" fo:country="none" fo:font-weight="bold" officeooo:rsid="004f49e5" style:font-size-asian="8pt" style:language-asian="zxx" style:country-asian="none" style:font-weight-asian="bold" style:font-size-complex="8pt" style:language-complex="zxx" style:country-complex="none" style:font-weight-complex="bold"/>
    </style:style>
    <style:style style:name="T10" style:family="text">
      <style:text-properties fo:font-size="16pt" style:font-size-asian="16pt" style:font-name-complex="Harmattan" style:font-size-complex="16pt"/>
    </style:style>
    <style:style style:name="T11" style:family="text">
      <style:text-properties fo:font-size="16pt" fo:font-weight="bold" style:font-size-asian="16pt" style:font-weight-asian="bold" style:font-name-complex="Harmattan" style:font-size-complex="16pt" style:font-weight-complex="bold"/>
    </style:style>
    <style:style style:name="T12" style:family="text">
      <style:text-properties style:font-name="Scheherazade" fo:font-size="16pt" fo:font-weight="bold" officeooo:rsid="0022f2d9" style:font-size-asian="16pt" style:font-weight-asian="bold" style:font-size-complex="16pt" style:font-weight-complex="bold"/>
    </style:style>
    <style:style style:name="T13" style:family="text">
      <style:text-properties officeooo:rsid="00240d89"/>
    </style:style>
    <style:style style:name="T14" style:family="text">
      <style:text-properties style:font-name="Harmattan" fo:font-size="16pt" fo:font-weight="bold" style:font-size-asian="16pt" style:font-weight-asian="bold" style:font-size-complex="16pt"/>
    </style:style>
    <style:style style:name="T15" style:family="text">
      <style:text-properties style:font-name="Harmattan" fo:font-size="16pt" fo:font-weight="bold" officeooo:rsid="0031b614" style:font-size-asian="16pt" style:font-weight-asian="bold" style:font-size-complex="16pt"/>
    </style:style>
    <style:style style:name="T16" style:family="text">
      <style:text-properties style:font-name="Harmattan" fo:font-size="16pt" style:font-size-asian="16pt" style:font-size-complex="16pt"/>
    </style:style>
    <style:style style:name="T17" style:family="text">
      <style:text-properties style:font-name="Harmattan" fo:font-size="16pt" officeooo:rsid="0031b614" style:font-size-asian="16pt" style:font-name-complex="Scheherazade1" style:font-size-complex="16pt"/>
    </style:style>
    <style:style style:name="T18" style:family="text">
      <style:text-properties officeooo:rsid="0031b614"/>
    </style:style>
    <style:style style:name="T19"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20" style:family="text">
      <style:text-properties officeooo:rsid="0032e358"/>
    </style:style>
    <style:style style:name="T21" style:family="text">
      <style:text-properties officeooo:rsid="0034dc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3">Harmattan</text:span> Type Sample</text:p>
      <text:h text:style-name="Heading_20_2" text:outline-level="2">Basic Latin:</text:h>
      <text:p text:style-name="P9">Regular: ! “ # $ % &amp; ‘ ( ) * + , - . / 0 1 2 3 4 5 6 7 8 9 : ; &lt; = &gt; ? @ A B C D E F G H I J K L M N O P Q R S T U V W X Y Z [ \ ] ^ _ ` a b c d e f g h i j k l m n o p q r s t u v w x y z { | } ~</text:p>
      <text:p text:style-name="P11">Bold: ! “ # $ % &amp; ‘ ( ) * + , - . / 0 1 2 3 4 5 6 7 8 9 : ; &lt; = &gt; ? @ A B C D E F G H I J K L M N O P Q R S T U V W X Y Z [ \ ] ^ _ ` a b c d e f g h i j k l m n o p q r s t u v w x y z { | } ~</text:p>
      <text:h text:style-name="Heading_20_2" text:outline-level="2">Latin-1 Supplement:</text:h>
      <text:p text:style-name="P9">Regular: <text:s text:c="2"/>¡ ¢ £ ¤ ¥ ¦ § ¨ © ª « ¬ ­ ® ¯ ° ± ² ³ ´ µ ¶ · ¸ ¹ º » ¼ ½ ¾ ¿ À Á Â Ã Ä Å Æ Ç È É Ê Ë Ì Í Î Ï Ñ Ò Ó Ô Õ Ö × Ø Ù Ú Û Ü Ý Þ ß à á â ã ä å æ ç è é ê ë ì í î ï ñ ò ó ô õ ö ÷ ø ù ú û ü ý þ ÿ </text:p>
      <text:p text:style-name="P11">Bold: <text:s text:c="2"/>¡ ¢ £ ¤ ¥ ¦ § ¨ © ª « ¬ ­ ® ¯ ° ± ² ³ ´ µ ¶ · ¸ ¹ º » ¼ ½ ¾ ¿ À Á Â Ã Ä Å Æ Ç È É Ê Ë Ì Í Î Ï Ñ Ò Ó Ô Õ Ö × Ø Ù Ú Û Ü Ý Þ ß à á â ã ä å æ ç è é ê ë ì í î ï ñ ò ó ô õ ö ÷ ø ù ú û ü ý þ ÿ</text:p>
      <text:h text:style-name="P14" text:outline-level="2">Latin Extended-A:</text:h>
      <text:p text:style-name="P9">Regular: ı Œ œ Š š Ÿ Ž ž</text:p>
      <text:p text:style-name="P11">Bold: ı Œ œ Š š Ÿ Ž ž</text:p>
      <text:h text:style-name="P15" text:outline-level="2">Latin Extended-B:</text:h>
      <text:p text:style-name="P9">Regular: ƒ</text:p>
      <text:p text:style-name="P11">Bold: ƒ </text:p>
      <text:h text:style-name="P15" text:outline-level="2">Spacing Modifier Letters:</text:h>
      <text:p text:style-name="P9">Regular: ˆ ˇ ˉ ː ˘ ˙ ˚ ˛ ˜ ˝</text:p>
      <text:p text:style-name="P8"><text:span text:style-name="Default_20_Paragraph_20_Font"><text:span text:style-name="T14">Bold: ˆ ˇ ˉ ː ˘ ˙ ˚ ˛ ˜ ˝</text:span></text:span></text:p>
      <text:h text:style-name="P16" text:outline-level="2"><text:span text:style-name="T19">Combining Diacritical Marks</text:span>:</text:h>
      <text:p text:style-name="P10">CGJ (U+034F)</text:p>
      <text:h text:style-name="P16" text:outline-level="2"><text:soft-page-break/><text:span text:style-name="Default_20_Paragraph_20_Font"><text:span text:style-name="T14"/></text:span></text:h>
      <text:h text:style-name="P16" text:outline-level="2"><text:span text:style-name="T19">Greek and Cotpic</text:span>:</text:h>
      <text:p text:style-name="P12"><text:span text:style-name="T16">Regular: </text:span><text:span text:style-name="T17">π</text:span><text:span text:style-name="T16"> <text:line-break/></text:span><text:span text:style-name="Default_20_Paragraph_20_Font"><text:span text:style-name="T14">Bold: </text:span></text:span><text:span text:style-name="Default_20_Paragraph_20_Font"><text:span text:style-name="T15">π</text:span></text:span></text:p>
      <text:h text:style-name="P16" text:outline-level="2">General Punctuation:</text:h>
      <text:p text:style-name="P9">Regular: ‐ ‑ ‒ – — ― ‘ ’ ‚ “ ” „ † ‡ • … ‰ ‹ › <text:span text:style-name="T18">⁄</text:span></text:p>
      <text:p text:style-name="P11">Bold: ‐ ‑ ‒ – — ― ‘ ’ ‚ “ ” „ † ‡ • … ‰ ‹ › ⁄</text:p>
      <text:h text:style-name="P15" text:outline-level="2">Currency Symbols:</text:h>
      <text:p text:style-name="P9">Regular: €</text:p>
      <text:p text:style-name="P11">Bold: €</text:p>
      <text:h text:style-name="P15" text:outline-level="2">Letterlike Symbols, Geometric Shapes, <text:span text:style-name="T20">Mathematical Operators, Control Pictures</text:span>:</text:h>
      <text:p text:style-name="P9">Regular: ™ <text:span text:style-name="T18">Ω </text:span>◌ ∂ ∆ ∏ ∑ √ ∞ ∫ ≈ ≠ ≤ ≥ ␣</text:p>
      <text:p text:style-name="P11">Bold: ™ <text:span text:style-name="T18">Ω </text:span>◌ ∂ ∆ ∏ ∑ √ ∞ ∫ ≈ ≠ ≤ ≥ ␣</text:p>
      <text:h text:style-name="Heading_20_2" text:outline-level="2">Arabic:</text:h>
      <text:h text:style-name="P21" text:outline-level="3">Regular:</text:h>
      <text:p text:style-name="P5">؀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22" text:outline-level="3"><text:soft-page-break/></text:h>
      <text:h text:style-name="P22" text:outline-level="3">Bold:</text:h>
      <text:p text:style-name="P6">؀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5" text:outline-level="2">Arabic Supplement:</text:h>
      <text:h text:style-name="P21" text:outline-level="3">Regular:</text:h>
      <text:p text:style-name="P5"><text:s/>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21" text:outline-level="3">Bold:</text:h>
      <text:p text:style-name="P6"><text:s/>ݐ <text:s/>ݑ <text:s/>ݒ <text:s/>ݓ <text:s/>ݔ <text:s/>ݕ <text:s/>ݖ <text:s/>ݗ <text:s/>ݘ <text:s/>ݙ <text:s/>ݚ <text:s/>ݛ <text:s/>ݜ <text:s/>ݝ <text:s/>ݞ <text:s/>ݟ <text:s/>ݠ <text:s/>ݡ <text:s/>ݢ <text:s/>ݣ <text:s/>ݤ <text:s/>ݥ <text:s/>ݦ <text:s/>ݧ <text:s/>ݨ <text:s/>ݩ <text:s/>ݪ <text:s/>ݫ <text:s/>ݬݭ <text:s/>ݮ <text:s/>ݯ <text:s/>ݰ <text:s/>ݱ <text:s/>ݲ <text:s/>ݳ <text:s/>ݴ <text:s/>ݵ <text:s/>ݶ <text:s/>ݷ <text:s/>ݸ <text:s/>ݹ <text:s/>ݺ <text:s/>ݻ <text:s/>ݼ <text:s/>ݽ <text:s/>ݾ <text:s/>ݿ </text:p>
      <text:h text:style-name="P15" text:outline-level="2"><text:soft-page-break/></text:h>
      <text:h text:style-name="P15" text:outline-level="2"/>
      <text:h text:style-name="P15" text:outline-level="2">Arabic Extended-A:</text:h>
      <text:h text:style-name="P21" text:outline-level="3">Regular: </text:h>
      <text:p text:style-name="P5">ࢠ ࢡ ࢢ ࢣ ࢤ ࢥ ࢦ ࢧ ࢨ ࢩ ࢪ ࢫ ࢬ ࢭ ࢮ ࢯ ࢰ ࢱ ࢲ ࢳ ࢴ ࢶ ࢷ ࢸ ࢹ ࢺ ࢻ ࢼ ࢽ ࢾ ࢿ ࣀ ࣁ ࣂ ࣃ ࣄ ࣅ ࣆ ࣇ<text:line-break/>◌ࣣ ◌ࣤ ◌ࣥ ◌ࣦ ◌ࣧ ◌ࣨ ◌ࣩ ◌࣪ ◌࣫ ◌࣬ ◌࣭ ◌࣮ ◌࣯ ◌ࣰ ◌ࣱ ◌ࣲ ◌ࣳ ◌ࣴ ◌ࣵ ◌ࣶ ◌ࣷ ◌ࣸ ◌ࣹ ◌ࣺ ◌ࣻ ◌ࣼ ◌ࣽ ◌ࣾ ◌ࣿ </text:p>
      <text:h text:style-name="P21" text:outline-level="3">Bold:</text:h>
      <text:p text:style-name="P6">ࢠ ࢡ ࢢ ࢣ ࢤ ࢥ ࢦ ࢧ ࢨ ࢩ ࢪ ࢫ ࢬ ࢭ ࢮ ࢯ ࢰ ࢱ ࢲ ࢳ ࢴ ࢶ ࢷ ࢸ ࢹ ࢺ ࢻ ࢼ ࢽ ࢾ ࢿ ࣀ ࣁ ࣂ ࣃ ࣄ ࣅ ࣆ ࣇ<text:line-break/>◌ࣣ ◌ࣤ ◌ࣥ ◌ࣦ ◌ࣧ ◌ࣨ ◌ࣩ ◌࣪ ◌࣫ ◌࣬ ◌࣭ ◌࣮ ◌࣯ ◌ࣰ ◌ࣱ ◌ࣲ ◌ࣳ ◌ࣴ ◌ࣵ ◌ࣶ ◌ࣷ ◌ࣸ ◌ࣹ ◌ࣺ ◌ࣻ ◌ࣼ ◌ࣽ ◌ࣾ ◌ࣿ </text:p>
      <text:h text:style-name="P15" text:outline-level="2"/>
      <text:h text:style-name="P15" text:outline-level="2">Arabic Presentation Forms:</text:h>
      <text:h text:style-name="P21" text:outline-level="3">Regular:</text:h>
      <text:p text:style-name="P5">﴾ ﴿ ﷲ ﷼ ﷽</text:p>
      <text:h text:style-name="P21" text:outline-level="3">Bold:</text:h>
      <text:p text:style-name="P6">﴾ ﴿ ﷲ ﷼ ﷽</text:p>
      <text:h text:style-name="P17" text:outline-level="2"/>
      <text:h text:style-name="P20" text:outline-level="2">Arabic Shaping (some basic shapes):</text:h>
      <text:h text:style-name="P21" text:outline-level="3">Regular:</text:h>
      <text:p text:style-name="P5">ع ععع ا ‍ا <text:s/>ب ببب ي ييي <text:s/>ن ننن ص صصص س سسس ے ‍ے د ‍د ف ففف ک ککک</text:p>
      <text:p text:style-name="P5">ج ججج ه ههه <text:s/>ل للل م ممم ق ققق ر ‍ر ط ططط و ‍و</text:p>
      <text:p text:style-name="P7"><text:span text:style-name="T10">۝1</text:span><text:span text:style-name="Default_20_Paragraph_20_Font"><text:span text:style-name="T10"> </text:span></text:span><text:span text:style-name="T10">۝12</text:span><text:span text:style-name="Default_20_Paragraph_20_Font"><text:span text:style-name="T10"> </text:span></text:span><text:span text:style-name="T10">۝123</text:span></text:p>
      <text:h text:style-name="P21" text:outline-level="3">Bold:</text:h>
      <text:p text:style-name="P6">ع ععع ا ‍ا <text:s/>ب ببب ي ييي <text:s/>ن ننن ص صصص س سسس ے ‍ے د ‍د ف ففف ک ککک</text:p>
      <text:p text:style-name="P6">ج ججج ه ههه <text:s/>ل للل م ممم ق ققق ر ‍ر ط ططط و ‍و</text:p>
      <text:p text:style-name="P7"><text:span text:style-name="T11">۝1</text:span><text:span text:style-name="Default_20_Paragraph_20_Font"><text:span text:style-name="T11"> </text:span></text:span><text:span text:style-name="T11">۝12</text:span><text:span text:style-name="Default_20_Paragraph_20_Font"><text:span text:style-name="T11"> </text:span></text:span><text:span text:style-name="T11">۝123</text:span></text:p>
      <text:h text:style-name="P18" text:outline-level="2"/>
      <text:h text:style-name="P19" text:outline-level="2"><text:span text:style-name="Default_20_Paragraph_20_Font"><text:span text:style-name="T12"/></text:span></text:h>
      <text:p text:style-name="P1"/>
      <text:h text:style-name="Heading_20_1" text:outline-level="1">Arabic MSA UDHR #26:</text:h>
      <text:p text:style-name="P4">المادة 26</text:p>
      <text:p text:style-name="P3"><text:span text:style-name="T21">1</text:span>. 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text:p>
      <text:p text:style-name="P3">2.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3">3. للآباء الحق الأول في اختيار نوع تربية أولادهم.</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NSimSun" svg:font-family="NSimSun" style:font-family-generic="system" style:font-pitch="variable"/>
    <style:font-face style:name="Scheherazade1"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size="16pt"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loext:hyphenation-no-caps="false"/>
    </style:style>
    <style:style style:name="Normal" style:family="paragraph">
      <style:paragraph-properties fo:line-height="0.222in" fo:hyphenation-ladder-count="no-limit"/>
      <style:text-properties style:font-name="Scheherazade1" fo:font-family="Scheherazade" style:font-family-generic="system" style:font-pitch="variable" fo:font-size="14pt" style:font-size-asian="14pt" style:font-name-complex="Scheherazade1" style:font-family-complex="Scheherazade" style:font-family-generic-complex="system" style:font-pitch-complex="variable" style:font-size-complex="14pt" fo:hyphenate="false" fo:hyphenation-remain-char-count="2" fo:hyphenation-push-char-count="2" loext:hyphenation-no-caps="false"/>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fo:hyphenation-remain-char-count="2" fo:hyphenation-push-char-count="2" loext:hyphenation-no-caps="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0d89" style:font-size-asian="8pt" style:font-weight-asian="bold" style:font-size-complex="8pt" style:font-weight-complex="bold"/>
    </style:style>
    <style:style style:name="MT3" style:family="text">
      <style:text-properties style:font-name="Arial Narrow" fo:font-size="8pt" fo:font-weight="bold" officeooo:rsid="0031924b" style:font-size-asian="8pt" style:font-weight-asian="bold" style:font-size-complex="8pt" style:font-weight-complex="bold"/>
    </style:style>
    <style:style style:name="MT4" style:family="text">
      <style:text-properties style:font-name="Arial Narrow" fo:font-size="8pt" fo:font-weight="bold" officeooo:rsid="003057de" style:font-size-asian="8pt" style:font-weight-asian="bold" style:font-size-complex="8pt" style:font-weight-complex="bold"/>
    </style:style>
    <style:style style:name="MT5" style:family="text">
      <style:text-properties style:font-name="Arial Narrow" fo:font-size="8pt" fo:font-weight="bold" officeooo:rsid="002bc98f" style:font-size-asian="8pt" style:font-weight-asian="bold" style:font-size-complex="8pt" style:font-weight-complex="bold"/>
    </style:style>
    <style:style style:name="MT6" style:family="text">
      <style:text-properties style:font-name="Arial Narrow" fo:font-size="8pt" fo:font-weight="bold" officeooo:rsid="002c4fd9" style:font-size-asian="8pt" style:font-weight-asian="bold" style:font-size-complex="8pt" style:font-weight-complex="bold"/>
    </style:style>
    <style:style style:name="MT7" style:family="text">
      <style:text-properties style:font-name="Arial Narrow" fo:font-size="8pt" fo:font-weight="bold" officeooo:rsid="004f49e5" style:font-size-asian="8pt" style:font-weight-asian="bold" style:font-size-complex="8pt" style:font-weight-complex="bold"/>
    </style:style>
    <style:style style:name="MT8" style:family="text">
      <style:text-properties style:font-name="Arial Narrow" fo:font-size="8pt" fo:font-weight="bold" officeooo:rsid="003ced3d"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Standard"><text:span text:style-name="Default_20_Paragraph_20_Font"><text:span text:style-name="MT1">Type Sample for </text:span></text:span><text:span text:style-name="Default_20_Paragraph_20_Font"><text:span text:style-name="MT2">Harmattan</text:span></text:span><text:span text:style-name="Default_20_Paragraph_20_Font"><text:span text:style-name="MT1"> </text:span></text:span><text:span text:style-name="Default_20_Paragraph_20_Font"><text:span text:style-name="MT3">2</text:span></text:span><text:span text:style-name="Default_20_Paragraph_20_Font"><text:span text:style-name="MT4">.</text:span></text:span><text:span text:style-name="Default_20_Paragraph_20_Font"><text:span text:style-name="MT3">0</text:span></text:span><text:span text:style-name="Default_20_Paragraph_20_Font"><text:span text:style-name="MT4">00</text:span></text:span><text:span text:style-name="Default_20_Paragraph_20_Font"><text:span text:style-name="MT5"> <text:s/></text:span></text:span><text:span text:style-name="Default_20_Paragraph_20_Font"><text:span text:style-name="MT6">(</text:span></text:span><text:span text:style-name="Default_20_Paragraph_20_Font"><text:span text:style-name="Default_20_Paragraph_20_Font"><text:span text:style-name="MT7">LibreOffice 6.</text:span></text:span></text:span><text:span text:style-name="Default_20_Paragraph_20_Font"><text:span text:style-name="Default_20_Paragraph_20_Font"><text:span text:style-name="MT8">4</text:span></text:span></text:span><text:span text:style-name="Default_20_Paragraph_20_Font"><text:span text:style-name="Default_20_Paragraph_20_Font"><text:span text:style-name="MT7">.</text:span></text:span></text:span><text:span text:style-name="Default_20_Paragraph_20_Font"><text:span text:style-name="MT8">4</text:span></text:span><text:span text:style-name="Default_20_Paragraph_20_Font"><text:span text:style-name="Default_20_Paragraph_20_Font"><text:span text:style-name="MT7">.2</text:span></text:span></text:span><text:span text:style-name="Default_20_Paragraph_20_Font"><text:span text:style-name="MT6">)</text:span></text:span><text:span text:style-name="Default_20_Paragraph_20_Font"><text:span text:style-name="MT1"><text:tab/></text:span></text:span><text:span text:style-name="Default_20_Paragraph_20_Font"><text:span text:style-name="MT1"><text:date style:data-style-name="N10121" text:date-value="2020-06-01T10:28:15.973000000">June 1, 2020</text:date></text:span></text:span><text:span text:style-name="Default_20_Paragraph_20_Font"><text:span text:style-name="MT1"><text:tab/>Page </text:span></text:span><text:span text:style-name="Default_20_Paragraph_20_Font"><text:span text:style-name="MT1"><text:page-number text:select-page="current">6</text:page-number></text:span></text:span></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creation-date>2009-04-16T11:32:00Z</meta:creation-date>
    <dc:date>2020-06-01T10:28:15.807000000</dc:date>
    <meta:editing-cycles>191</meta:editing-cycles>
    <meta:editing-duration>PT18H27S</meta:editing-duration>
    <meta:print-date>2019-04-23T16:03:10.471000000</meta:print-date>
    <meta:document-statistic meta:table-count="0" meta:image-count="0" meta:object-count="0" meta:page-count="6" meta:paragraph-count="64" meta:word-count="1513" meta:character-count="4016" meta:non-whitespace-character-count="2469"/>
    <meta:user-defined meta:name="Info 1"/>
    <meta:user-defined meta:name="Info 2"/>
    <meta:user-defined meta:name="Info 3"/>
    <meta:user-defined meta:name="Info 4"/>
    <meta:template xlink:type="simple" xlink:actuate="onRequest" xlink:title="" xlink:href="Normal.dotm"/>
  </office:meta>
</office:document-meta>
</file>